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F1000001BA0000011C5410868624C4506C.svg" manifest:media-type="image/svg+xml"/>
  <manifest:file-entry manifest:full-path="Pictures/100004F0000001D50000013798C60ACE455A0FE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serif" svg:font-family="serif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336cm" fo:margin-left="-1.736cm" table:align="left"/>
    </style:style>
    <style:style style:name="Tableau1.A" style:family="table-column">
      <style:table-column-properties style:column-width="4.313cm"/>
    </style:style>
    <style:style style:name="Tableau1.B" style:family="table-column">
      <style:table-column-properties style:column-width="16.023cm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1.221cm"/>
    </style:style>
    <style:style style:name="Tableau1.4" style:family="table-row">
      <style:table-row-properties style:min-row-height="3.928cm"/>
    </style:style>
    <style:style style:name="P1" style:family="paragraph" style:parent-style-name="Standard" style:master-page-name="">
      <loext:graphic-properties draw:fill="none"/>
      <style:paragraph-properties fo:margin-left="-1.3cm" fo:margin-right="-1.199cm" fo:text-indent="0cm" style:auto-text-indent="false" style:page-number="auto" fo:background-color="transparent"/>
      <style:text-properties style:font-name="Roboto" officeooo:rsid="00128dcd" officeooo:paragraph-rsid="00128dcd"/>
    </style:style>
    <style:style style:name="P2" style:family="paragraph" style:parent-style-name="Standard">
      <loext:graphic-properties draw:fill="none"/>
      <style:paragraph-properties fo:margin-left="-1.3cm" fo:margin-right="-1.199cm" fo:text-indent="0cm" style:auto-text-indent="false" fo:background-color="transparent"/>
      <style:text-properties style:font-name="Roboto" officeooo:rsid="00128dcd" officeooo:paragraph-rsid="00128dcd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Table_20_Contents">
      <style:text-properties fo:color="#0066b3" style:font-name="Roboto Condensed" fo:font-size="12pt" fo:font-weight="bold" officeooo:rsid="0014ac09" officeooo:paragraph-rsid="0014ac09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color="#0066b3" style:font-name="Roboto" fo:font-size="12pt" fo:font-weight="bold" officeooo:rsid="0019cb07" officeooo:paragraph-rsid="0019cb07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0066b3" style:font-name="Roboto" fo:font-size="12pt" fo:font-weight="bold" officeooo:rsid="0019cb07" officeooo:paragraph-rsid="001f9855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Roboto Condensed" fo:font-size="10pt" officeooo:rsid="0014ac09" officeooo:paragraph-rsid="0014ac09" style:font-size-asian="10pt" style:font-size-complex="10pt"/>
    </style:style>
    <style:style style:name="P8" style:family="paragraph" style:parent-style-name="Table_20_Contents">
      <style:text-properties style:font-name="Roboto Condensed" fo:font-size="10pt" officeooo:rsid="001588ea" officeooo:paragraph-rsid="0015e22b" style:font-size-asian="10pt" style:font-size-complex="10pt"/>
    </style:style>
    <style:style style:name="P9" style:family="paragraph" style:parent-style-name="Table_20_Contents">
      <style:text-properties style:use-window-font-color="true" style:font-name="Roboto Condensed" fo:font-size="10pt" fo:font-weight="normal" officeooo:rsid="001aab88" officeooo:paragraph-rsid="001aab88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use-window-font-color="true" style:font-name="Roboto Condensed" fo:font-size="10pt" fo:font-weight="normal" officeooo:rsid="001aab88" officeooo:paragraph-rsid="001b60de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-1.3cm" fo:margin-right="-1.199cm" fo:text-indent="0cm" style:auto-text-indent="false" fo:background-color="transparent"/>
      <style:text-properties style:font-name="Roboto" officeooo:rsid="00128dcd" officeooo:paragraph-rsid="00128dcd"/>
    </style:style>
    <style:style style:name="P12" style:family="paragraph" style:parent-style-name="Table_20_Contents" style:list-style-name="L1">
      <style:text-properties style:font-name="Roboto Condensed" fo:font-size="10pt" fo:font-weight="normal" officeooo:rsid="001588ea" officeooo:paragraph-rsid="001588ea" style:font-size-asian="10pt" style:font-weight-asian="normal" style:font-size-complex="10pt" style:font-weight-complex="normal"/>
    </style:style>
    <style:style style:name="P13" style:family="paragraph" style:parent-style-name="Table_20_Contents" style:list-style-name="L2">
      <style:text-properties style:font-name="Roboto Condensed" fo:font-size="10pt" officeooo:rsid="0017cbcd" officeooo:paragraph-rsid="0017cbcd" style:font-size-asian="10pt" style:font-size-complex="10pt"/>
    </style:style>
    <style:style style:name="P14" style:family="paragraph" style:parent-style-name="Table_20_Contents">
      <style:text-properties style:font-name="Roboto Condensed" fo:font-size="10pt" officeooo:rsid="0024c483" officeooo:paragraph-rsid="00264a29" style:font-size-asian="10pt" style:font-size-complex="10pt"/>
    </style:style>
    <style:style style:name="P15" style:family="paragraph" style:parent-style-name="Table_20_Contents">
      <style:text-properties style:font-name="Roboto Condensed" fo:font-size="10pt" fo:font-weight="bold" officeooo:rsid="0024c483" officeooo:paragraph-rsid="00264a29" style:font-size-asian="10pt" style:font-weight-asian="bold" style:font-size-complex="10pt" style:font-weight-complex="bold"/>
    </style:style>
    <style:style style:name="P16" style:family="paragraph" style:parent-style-name="Table_20_Contents" style:list-style-name="L3">
      <style:text-properties style:use-window-font-color="true" style:font-name="Roboto Condensed" fo:font-size="10pt" fo:font-weight="normal" officeooo:rsid="0019cb07" officeooo:paragraph-rsid="001aab88" style:font-size-asian="10pt" style:font-weight-asian="normal" style:font-size-complex="10pt" style:font-weight-complex="normal"/>
    </style:style>
    <style:style style:name="P17" style:family="paragraph" style:parent-style-name="Table_20_Contents" style:list-style-name="L4">
      <style:text-properties style:use-window-font-color="true" style:font-name="Roboto Condensed" fo:font-size="10pt" fo:font-weight="normal" officeooo:rsid="001b60de" officeooo:paragraph-rsid="001b60de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use-window-font-color="true" style:font-name="Roboto Condensed" fo:font-size="10pt" fo:font-weight="normal" officeooo:rsid="001b60de" officeooo:paragraph-rsid="00264a29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use-window-font-color="true" style:font-name="Roboto Condensed" fo:font-size="10pt" fo:font-weight="normal" officeooo:rsid="0014ac09" officeooo:paragraph-rsid="00231b3a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use-window-font-color="true" style:font-name="Roboto Condensed" fo:font-size="10pt" fo:font-weight="normal" officeooo:rsid="00296e4d" officeooo:paragraph-rsid="00296e4d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use-window-font-color="true" style:font-name="Roboto Condensed" fo:font-size="10pt" fo:font-weight="normal" officeooo:rsid="00296e4d" officeooo:paragraph-rsid="0026251b" style:font-size-asian="10pt" style:font-weight-asian="normal" style:font-size-complex="10pt" style:font-weight-complex="normal"/>
    </style:style>
    <style:style style:name="P22" style:family="paragraph" style:parent-style-name="Table_20_Contents" style:list-style-name="L3">
      <style:text-properties officeooo:rsid="001aab88" officeooo:paragraph-rsid="001aab88"/>
    </style:style>
    <style:style style:name="P23" style:family="paragraph" style:parent-style-name="Table_20_Contents">
      <style:text-properties fo:color="#0066b3" style:font-name="Roboto" fo:font-size="12pt" fo:font-weight="bold" officeooo:rsid="0019cb07" officeooo:paragraph-rsid="0026251b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color="#0066b3" style:font-name="Roboto" fo:font-size="12pt" fo:font-weight="bold" officeooo:rsid="00231b3a" officeooo:paragraph-rsid="00231b3a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0066b3" style:font-name="Roboto" fo:font-size="12pt" fo:font-weight="bold" officeooo:rsid="0023986a" officeooo:paragraph-rsid="0023986a" style:font-size-asian="12pt" style:font-weight-asian="bold" style:font-size-complex="12pt" style:font-weight-complex="bold"/>
    </style:style>
    <style:style style:name="P26" style:family="paragraph" style:parent-style-name="Table_20_Contents" style:list-style-name="L5">
      <style:text-properties fo:color="#0066b3" style:font-name="Roboto" fo:font-size="12pt" fo:font-style="normal" fo:font-weight="bold" officeooo:rsid="00231b3a" officeooo:paragraph-rsid="00231b3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 style:list-style-name="L5">
      <style:text-properties fo:color="#0066b3" style:font-name="Roboto" fo:font-size="12pt" fo:font-style="normal" fo:font-weight="bold" officeooo:rsid="0023355f" officeooo:paragraph-rsid="0023355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text-properties fo:color="#0066b3" style:font-name="Roboto" fo:font-size="12pt" fo:font-style="normal" fo:font-weight="bold" officeooo:rsid="0023355f" officeooo:paragraph-rsid="0023355f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 style:list-style-name="L6">
      <style:text-properties fo:color="#0066b3" style:font-name="Roboto" fo:font-size="12pt" fo:font-style="normal" fo:font-weight="bold" officeooo:rsid="0023355f" officeooo:paragraph-rsid="0023355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text-properties fo:color="#0066b3" style:font-name="Roboto" fo:font-size="12pt" fo:font-style="normal" fo:font-weight="bold" officeooo:rsid="0023986a" officeooo:paragraph-rsid="0023986a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text-properties fo:color="#0066b3" style:font-name="Roboto" fo:font-size="12pt" fo:font-style="normal" fo:font-weight="bold" officeooo:rsid="0024c483" officeooo:paragraph-rsid="0024c48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text-properties fo:color="#0066b3" style:font-name="Roboto" fo:font-size="12pt" fo:font-style="normal" fo:font-weight="bold" officeooo:rsid="00264a29" officeooo:paragraph-rsid="00264a29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text-properties fo:color="#0066b3" style:font-name="Roboto" fo:font-size="12pt" fo:font-style="normal" fo:font-weight="bold" officeooo:rsid="0028b8af" officeooo:paragraph-rsid="0028b8a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 style:list-style-name="L7">
      <style:text-properties officeooo:paragraph-rsid="0023986a"/>
    </style:style>
    <style:style style:name="P35" style:family="paragraph" style:parent-style-name="Table_20_Contents" style:list-style-name="L8">
      <style:text-properties officeooo:paragraph-rsid="0024c483"/>
    </style:style>
    <style:style style:name="P36" style:family="paragraph" style:parent-style-name="Table_20_Contents">
      <style:text-properties officeooo:rsid="0026251b" officeooo:paragraph-rsid="0026251b"/>
    </style:style>
    <style:style style:name="P37" style:family="paragraph" style:parent-style-name="Table_20_Contents" style:list-style-name="L9">
      <style:text-properties officeooo:paragraph-rsid="00264a29"/>
    </style:style>
    <style:style style:name="P3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" officeooo:rsid="0014ac09" officeooo:paragraph-rsid="0014ac09"/>
    </style:style>
    <style:style style:name="P3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" officeooo:rsid="0028b8af" officeooo:paragraph-rsid="0028b8af"/>
    </style:style>
    <style:style style:name="P4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 Condensed" fo:font-size="10pt" officeooo:rsid="0026251b" officeooo:paragraph-rsid="0026251b" style:font-size-asian="10pt" style:font-size-complex="10pt"/>
    </style:style>
    <style:style style:name="P4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 Condensed" fo:font-size="10pt" officeooo:rsid="0026251b" officeooo:paragraph-rsid="001bef79" style:font-size-asian="10pt" style:font-size-complex="10pt"/>
    </style:style>
    <style:style style:name="P4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 Condensed" fo:font-size="10pt" officeooo:rsid="0026251b" officeooo:paragraph-rsid="0027a659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 Condensed" fo:font-size="10pt" officeooo:rsid="0026251b" officeooo:paragraph-rsid="0029526a" style:font-size-asian="10pt" style:font-size-complex="10pt"/>
    </style:style>
    <style:style style:name="P4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 Condensed" fo:font-size="10pt" fo:font-weight="bold" officeooo:rsid="0026251b" officeooo:paragraph-rsid="0027a659" style:font-size-asian="10pt" style:font-weight-asian="bold" style:font-size-complex="10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66b3" style:font-name="Roboto" fo:font-size="12pt" fo:font-weight="bold" officeooo:rsid="001f9855" officeooo:paragraph-rsid="0027a659" style:font-size-asian="12pt" style:font-weight-asian="bold" style:font-size-complex="12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66b3" style:font-name="Roboto" fo:font-size="12pt" fo:font-style="normal" fo:font-weight="bold" officeooo:rsid="0019cb07" officeooo:paragraph-rsid="00296e4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Roboto Condensed" fo:font-size="10pt" fo:font-style="normal" fo:font-weight="normal" officeooo:rsid="0028b8af" officeooo:paragraph-rsid="0028b8af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Roboto Condensed" fo:font-size="10pt" fo:font-style="normal" fo:font-weight="normal" officeooo:rsid="0028b8af" officeooo:paragraph-rsid="00296e4d" style:font-size-asian="10pt" style:font-style-asian="normal" style:font-weight-asian="normal" style:font-size-complex="10pt" style:font-style-complex="normal" style:font-weight-complex="normal"/>
    </style:style>
    <style:style style:name="P49" style:family="paragraph">
      <loext:graphic-properties draw:fill="solid" draw:fill-color="#4c4c4c"/>
      <style:paragraph-properties fo:text-align="center"/>
    </style:style>
    <style:style style:name="P50" style:family="paragraph">
      <loext:graphic-properties draw:fill="none" draw:fill-color="#ffffff"/>
      <style:text-properties fo:color="#eeeeee" style:font-name="Roboto"/>
    </style:style>
    <style:style style:name="P5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22b" style:font-weight-asian="bold" style:font-weight-complex="bold"/>
    </style:style>
    <style:style style:name="T3" style:family="text">
      <style:text-properties fo:font-weight="bold" officeooo:rsid="0019cb07" style:font-weight-asian="bold" style:font-weight-complex="bold"/>
    </style:style>
    <style:style style:name="T4" style:family="text">
      <style:text-properties fo:font-weight="bold" officeooo:rsid="00264a29" style:font-weight-asian="bold" style:font-weight-complex="bold"/>
    </style:style>
    <style:style style:name="T5" style:family="text">
      <style:text-properties fo:font-weight="bold" officeooo:rsid="0029526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e22b" style:font-weight-asian="normal" style:font-weight-complex="normal"/>
    </style:style>
    <style:style style:name="T8" style:family="text">
      <style:text-properties fo:font-weight="normal" officeooo:rsid="0024c483" style:font-weight-asian="normal" style:font-weight-complex="normal"/>
    </style:style>
    <style:style style:name="T9" style:family="text">
      <style:text-properties officeooo:rsid="001588ea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5e22b" style:font-style-asian="italic" style:font-weight-asian="normal" style:font-style-complex="italic" style:font-weight-complex="normal"/>
    </style:style>
    <style:style style:name="T12" style:family="text">
      <style:text-properties officeooo:rsid="0019cb07"/>
    </style:style>
    <style:style style:name="T13" style:family="text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Roboto Condensed" fo:font-size="10pt" fo:font-weight="normal" officeooo:rsid="0019cb07" style:font-size-asian="10pt" style:font-weight-asian="normal" style:font-size-complex="10pt" style:font-weight-complex="normal"/>
    </style:style>
    <style:style style:name="T15" style:family="text">
      <style:text-properties style:use-window-font-color="true" style:font-name="Roboto Condensed" fo:font-size="10pt" fo:font-weight="normal" officeooo:rsid="0023355f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Roboto Condensed" fo:font-size="10pt" fo:font-weight="normal" officeooo:rsid="0023986a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Roboto Condensed" fo:font-size="10pt" fo:font-weight="normal" officeooo:rsid="00264a29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Roboto Condensed" fo:font-size="10pt" fo:font-weight="normal" officeooo:rsid="0027a659" style:font-size-asian="10pt" style:font-weight-asian="normal" style:font-size-complex="10pt" style:font-weight-complex="normal"/>
    </style:style>
    <style:style style:name="T19" style:family="text">
      <style:text-properties style:use-window-font-color="true" style:font-name="Roboto Condensed" fo:font-size="10pt" fo:font-weight="normal" officeooo:rsid="0028b8af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Roboto Condensed" fo:font-size="10pt" fo:font-weight="normal" officeooo:rsid="0029526a" style:font-size-asian="10pt" style:font-weight-asian="normal" style:font-size-complex="10pt" style:font-weight-complex="normal"/>
    </style:style>
    <style:style style:name="T21" style:family="text">
      <style:text-properties style:use-window-font-color="true" style:font-name="Roboto Condensed" fo:font-size="10pt" style:font-size-asian="10pt" style:font-size-complex="10pt"/>
    </style:style>
    <style:style style:name="T22" style:family="text">
      <style:text-properties style:use-window-font-color="true" style:font-name="Roboto Condensed" fo:font-size="10pt" officeooo:rsid="0019cb07" style:font-size-asian="10pt" style:font-size-complex="10pt"/>
    </style:style>
    <style:style style:name="T23" style:family="text">
      <style:text-properties style:use-window-font-color="true" style:font-name="Roboto Condensed" fo:font-size="10pt" officeooo:rsid="0023355f" style:font-size-asian="10pt" style:font-size-complex="10pt"/>
    </style:style>
    <style:style style:name="T24" style:family="text">
      <style:text-properties style:use-window-font-color="true" style:font-name="Roboto Condensed" fo:font-size="10pt" officeooo:rsid="00264a29" style:font-size-asian="10pt" style:font-size-complex="10pt"/>
    </style:style>
    <style:style style:name="T25" style:family="text">
      <style:text-properties style:use-window-font-color="true" style:font-name="Roboto Condensed" fo:font-size="10pt" officeooo:rsid="00296e4d" style:font-size-asian="10pt" style:font-size-complex="10pt"/>
    </style:style>
    <style:style style:name="T26" style:family="text">
      <style:text-properties style:use-window-font-color="true" style:font-name="Roboto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style:use-window-font-color="true" style:font-name="Roboto Condensed" fo:font-size="10pt" fo:font-style="italic" fo:font-weight="normal" officeooo:rsid="0023986a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style:use-window-font-color="true" style:font-name="Roboto Condensed" fo:font-size="10pt" fo:font-style="normal" fo:font-weight="normal" officeooo:rsid="0023986a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use-window-font-color="true" style:font-name="Roboto Condensed" fo:font-size="10pt" fo:font-style="normal" fo:font-weight="normal" officeooo:rsid="00264a29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use-window-font-color="true" style:font-name="Roboto Condensed" fo:font-size="10pt" fo:font-style="normal" fo:font-weight="normal" officeooo:rsid="0029526a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use-window-font-color="true" style:font-name="Roboto Condensed" fo:font-size="10pt" fo:font-style="normal" fo:font-weight="normal" officeooo:rsid="0027a659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officeooo:rsid="001aab88"/>
    </style:style>
    <style:style style:name="T33" style:family="text">
      <style:text-properties officeooo:rsid="001f9855"/>
    </style:style>
    <style:style style:name="T34" style:family="text">
      <style:text-properties officeooo:rsid="00231b3a"/>
    </style:style>
    <style:style style:name="T35" style:family="text">
      <style:text-properties officeooo:rsid="0023355f"/>
    </style:style>
    <style:style style:name="T36" style:family="text">
      <style:text-properties style:font-name="Roboto Condensed" fo:font-size="10pt" style:font-size-asian="10pt" style:font-size-complex="10pt"/>
    </style:style>
    <style:style style:name="T37" style:family="text">
      <style:text-properties style:font-name="Roboto Condensed" fo:font-size="10pt" officeooo:rsid="0026251b" style:font-size-asian="10pt" style:font-size-complex="10pt"/>
    </style:style>
    <style:style style:name="T38" style:family="text">
      <style:text-properties style:font-name="Roboto Condensed" fo:font-size="10pt" officeooo:rsid="0024c483" style:font-size-asian="10pt" style:font-size-complex="10pt"/>
    </style:style>
    <style:style style:name="T39" style:family="text">
      <style:text-properties style:font-name="Roboto Condensed" fo:font-size="10pt" officeooo:rsid="00264a29" style:font-size-asian="10pt" style:font-size-complex="10pt"/>
    </style:style>
    <style:style style:name="T40" style:family="text">
      <style:text-properties style:font-name="Roboto Condensed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Roboto Condensed" fo:font-size="10pt" fo:font-weight="bold" officeooo:rsid="00264a29" style:font-size-asian="10pt" style:font-weight-asian="bold" style:font-size-complex="10pt" style:font-weight-complex="bold"/>
    </style:style>
    <style:style style:name="T42" style:family="text">
      <style:text-properties officeooo:rsid="00264a29"/>
    </style:style>
    <style:style style:name="T43" style:family="text">
      <style:text-properties officeooo:rsid="0028b8af"/>
    </style:style>
    <style:style style:name="T44" style:family="text">
      <style:text-properties officeooo:rsid="0029526a"/>
    </style:style>
    <style:style style:name="T45" style:family="text">
      <style:text-properties fo:color="#eeeeee" style:font-name="Roboto" fo:font-size="24pt" style:font-size-asian="20pt" style:font-size-complex="24pt"/>
    </style:style>
    <style:style style:name="T46" style:family="text">
      <style:text-properties fo:color="#eeeeee" style:font-name="Roboto"/>
    </style:style>
    <text:list-style style:name="L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image text:level="1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image text:level="1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2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3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4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5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7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8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8.255cm" fo:text-indent="-0.635cm" fo:margin-left="8.255cm"/>
        </style:list-level-properties>
      </text:list-level-style-image>
      <text:list-level-style-image text:level="9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10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9.525cm" fo:text-indent="-0.635cm" fo:margin-left="9.525cm"/>
        </style:list-level-properties>
      </text:list-level-style-image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9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style:style style:name="gr1" style:family="graphic">
      <style:graphic-properties draw:fill="solid" draw:fill-color="#4c4c4c" draw:textarea-horizontal-align="justify" draw:textarea-vertical-align="middle" draw:auto-grow-height="false" fo:min-height="4.325cm" fo:min-width="2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889cm" fo:min-width="2.9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e2" draw:style-name="gr2" draw:text-style-name="P50" svg:width="12.745cm" svg:height="1.975cm" svg:x="4.658cm" svg:y="-1.628cm"><draw:text-box><text:p><text:span text:style-name="T45">Recherche Stage en Informatique</text:span></text:p></draw:text-box></draw:frame><draw:frame text:anchor-type="paragraph" draw:z-index="2" draw:name="Forme3" draw:style-name="gr3" draw:text-style-name="P50" svg:width="15.26cm" svg:height="1.484cm" svg:x="3.739cm" svg:y="-0.199cm"><draw:text-box><text:p><text:span text:style-name="T46">Disponible du 1er juillet au 1er septembre dans le département l'Hérault </text:span><text:span text:style-name="T46">(Montpellier) et dans la région de l'Île-de-France (75, 92, 93, 94).</text:span></text:p></draw:text-box></draw:frame><draw:custom-shape text:anchor-type="paragraph" draw:z-index="0" draw:name="Forme1" draw:style-name="gr1" draw:text-style-name="P49" svg:width="21.035cm" svg:height="4.326cm" svg:x="-2.115cm" svg:y="-2cm"><text:p/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51" svg:width="4.155cm" svg:height="4.082cm" svg:x="-1.304cm" svg:y="-1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0">21 ans</text:p>
            <text:p text:style-name="P41"/>
            <text:p text:style-name="P41">07 83 35 16 86</text:p>
            <text:p text:style-name="P41"/>
            <text:p text:style-name="P41">271 av. Puech de Massane</text:p>
            <text:p text:style-name="P41">34080 <text:s/>Montpellier</text:p>
            <text:p text:style-name="P41"/>
            <text:p text:style-name="P40">lamouchiambre@gmail.com</text:p>
          </table:table-cell>
          <table:table-cell table:style-name="Tableau1.A1" office:value-type="string">
            <text:p text:style-name="P4">Formation</text:p>
            <text:p text:style-name="P7">201<text:span text:style-name="T9">9</text:span>- en cours <text:s text:c="11"/><text:span text:style-name="T1">Licence 3 en Cursus Master Ingénierie <text:s text:c="43"/></text:span><text:span text:style-name="T10">Montpellier</text:span></text:p>
            <text:list xml:id="list2800551815" text:style-name="L1">
              <text:list-item>
                <text:p text:style-name="P12">Étude des préférence dans l’expression de la quantification</text:p>
                <text:list>
                  <text:list-item>
                    <text:p text:style-name="P12">Travaux encadrée de recherche sur 1 an</text:p>
                  </text:list-item>
                </text:list>
              </text:list-item>
            </text:list>
            <text:p text:style-name="P8"><text:span text:style-name="T6">201</text:span><text:span text:style-name="T8">7</text:span><text:span text:style-name="T6">-201</text:span><text:span text:style-name="T8">9</text:span><text:span text:style-name="T7"> <text:s text:c="18"/></text:span><text:span text:style-name="T2">Licence 1 &amp; 2 en Cursus Master Ingénierie</text:span><text:span text:style-name="T7"> <text:s text:c="38"/></text:span><text:span text:style-name="T11">Montpellier</text:span></text:p>
            <text:list xml:id="list4197123663" text:style-name="L2">
              <text:list-item>
                <text:p text:style-name="P13">Visualisation des Fractal</text:p>
                <text:list>
                  <text:list-item>
                    <text:p text:style-name="P13">projet de programmation sur 3 mois</text:p>
                  </text:list-item>
                  <text:list-item>
                    <text:p text:style-name="P13">Réalisation d’un logiciel de <text:span text:style-name="T42">représentation</text:span> des fractal <text:span text:style-name="T35">en c++ et opengl</text:span></text:p>
                  </text:list-item>
                </text:list>
              </text:list-item>
            </text:list>
            <text:p text:style-name="P14">2016-2017 <text:s text:c="18"/><text:span text:style-name="T4">Première</text:span><text:span text:style-name="T1"> année de Classe </text:span><text:span text:style-name="T4">Préparatoire</text:span><text:span text:style-name="T1"> au Grande </text:span><text:span text:style-name="T4">École</text:span><text:span text:style-name="T1"> en </text:span><text:span text:style-name="T4">parcours</text:span><text:span text:style-name="T1"> Physique </text:span></text:p>
            <text:p text:style-name="P15"><text:span text:style-name="T42"><text:s text:c="38"/>Chimie</text:span> et Science de <text:span text:style-name="T42">l’Ingénieur</text:span> <text:span text:style-name="T42">spécialité</text:span> <text:span text:style-name="T42">Chimie</text:span></text:p>
            <text:list xml:id="list1095055335" text:style-name="L8">
              <text:list-item>
                <text:p text:style-name="P35"><text:span text:style-name="T37">Travaux personnelle encadrer</text:span><text:span text:style-name="T38"> sur </text:span><text:span text:style-name="T37">la </text:span><text:span text:style-name="T39">composition</text:span><text:span text:style-name="T37"> des couleur en leur homologue</text:span><text:span text:style-name="T38"> </text:span><text:span text:style-name="T37">(non aboutie)</text:span></text:p>
              </text:list-item>
            </text:list>
            <text:p text:style-name="P36"><text:span text:style-name="T37">2</text:span><text:span text:style-name="T36">016 <text:s text:c="28"/></text:span><text:span text:style-name="T41">Baccalauréat</text:span><text:span text:style-name="T40"> scientifique </text:span><text:span text:style-name="T41">spécialité Mathématique</text:span><text:span text:style-name="T40"> Mention bien</text:span></text:p>
          </table:table-cell>
        </table:table-row>
        <table:table-row table:style-name="Tableau1.2">
          <table:table-cell table:style-name="Tableau1.A1" office:value-type="string">
            <text:p text:style-name="P45"><text:span text:style-name="T44">Compétences</text:span> informatique</text:p>
            <text:p text:style-name="P42"/>
            <text:p text:style-name="P42"><text:span text:style-name="T1">Bureautique : </text:span>Pack office</text:p>
            <text:p text:style-name="P42"/>
            <text:p text:style-name="P43"><text:span text:style-name="T5">Modélisation</text:span><text:span text:style-name="T1"> :</text:span> UML</text:p>
            <text:p text:style-name="P42"/>
            <text:p text:style-name="P43"><text:span text:style-name="T1">Logiciel :</text:span> </text:p>
            <text:p text:style-name="P43">Java, C++, C, Python, <text:s/>Scheme, Git</text:p>
            <text:p text:style-name="P42"/>
            <text:p text:style-name="P44"><text:span text:style-name="T44">W</text:span>eb :</text:p>
            <text:p text:style-name="P42">HTML/ CSS/ PHP/ javascript</text:p>
            <text:p text:style-name="P42"/>
            <text:p text:style-name="P46">Langues</text:p>
            <text:p text:style-name="P48"/>
            <text:p text:style-name="P48">Anglais A2</text:p>
            <text:p text:style-name="P48">Espagnol A2</text:p>
            <text:p text:style-name="P39"/>
          </table:table-cell>
          <table:table-cell table:style-name="Tableau1.A1" office:value-type="string">
            <text:p text:style-name="P6"><text:span text:style-name="T33">Expérience</text:span> informatique</text:p>
            <text:p text:style-name="P24"><text:span text:style-name="T13">2019 </text:span><text:span text:style-name="T16">Août</text:span> <text:s text:c="15"/><text:span text:style-name="T22">Stage d’initiation à la recherche : </text:span><text:span text:style-name="T23">intelligenge Atificiel</text:span><text:span text:style-name="T22"> </text:span><text:span text:style-name="T26">Toulouse</text:span></text:p>
            <text:list xml:id="list1257524865" text:style-name="L5">
              <text:list-item>
                <text:p text:style-name="P26"><text:span text:style-name="T13">Apprentissage de technique de l’Intelligence </text:span><text:span text:style-name="T15">Artificielle</text:span></text:p>
              </text:list-item>
              <text:list-item>
                <text:p text:style-name="P27"><text:span text:style-name="T13">Comprenhesion des enjeux societaux et risques éthique</text:span></text:p>
                <text:p text:style-name="P27"><text:span text:style-name="T13"/></text:p>
              </text:list-item>
            </text:list>
            <text:p text:style-name="P28"><text:span text:style-name="T13">2019 juin (2 mois) <text:s text:c="6"/></text:span><text:span text:style-name="T21"><text:s/>Stage de Recherche </text:span></text:p>
            <text:list xml:id="list999119930" text:style-name="L6">
              <text:list-item>
                <text:p text:style-name="P29"><text:span text:style-name="T20">Synthèse</text:span><text:span text:style-name="T13"> bibliographie sur l’ensemble des projet de l’immervie annalytics</text:span></text:p>
              </text:list-item>
              <text:list-item>
                <text:p text:style-name="P29"><text:span text:style-name="T16">Développement et implementation d’un programme de visualisation de graphique sur l’occulus GO.</text:span></text:p>
                <text:p text:style-name="P29"><text:span text:style-name="T16"/></text:p>
              </text:list-item>
            </text:list>
            <text:p text:style-name="P30"><text:span text:style-name="T13">2018 <text:s/></text:span><text:span text:style-name="T19">A</text:span><text:span text:style-name="T13">o</text:span><text:span text:style-name="T19">û</text:span><text:span text:style-name="T13">t <text:s text:c="18"/></text:span><text:span text:style-name="T21">Stage initiation à la recherche : Securité</text:span></text:p>
            <text:list xml:id="list1719004285" text:style-name="L7">
              <text:list-item>
                <text:p text:style-name="P34"><text:span text:style-name="T28">Apprentissage des fondement de la securiter informatique</text:span></text:p>
                <text:p text:style-name="P34"><text:span text:style-name="T28"/></text:p>
              </text:list-item>
            </text:list>
            <text:p text:style-name="P31"><text:span text:style-name="T13">2014 <text:s text:c="29"/></text:span><text:span text:style-name="T24">MathC2+ initiation à la </text:span><text:span text:style-name="T25">recherche</text:span><text:span text:style-name="T24"> science </text:span><text:span text:style-name="T25">mathématique</text:span><text:span text:style-name="T24"> et informatique</text:span></text:p>
            <text:p text:style-name="P31"><text:span text:style-name="T17"/></text:p>
            <text:p text:style-name="P32"><text:span text:style-name="T13">2015 avril <text:s text:c="21"/></text:span><text:span text:style-name="T21">SUMMER Camps 2015</text:span></text:p>
            <text:list xml:id="list4100384521" text:style-name="L9">
              <text:list-item>
                <text:p text:style-name="P37"><text:span text:style-name="T30">Découvert</text:span><text:span text:style-name="T29"> et apprentissage du code à </text:span><text:span text:style-name="T31">travers les jeux vidéo</text:span></text:p>
              </text:list-item>
            </text:list>
            <text:p text:style-name="P33"><text:span text:style-name="T18">2</text:span><text:span text:style-name="T13">015</text:span></text:p>
            <text:p text:style-name="P32"><text:span text:style-name="T18"/></text:p>
            <text:p text:style-name="P25"><text:span text:style-name="T27"/></text:p>
          </table:table-cell>
        </table:table-row>
        <table:table-row table:style-name="Tableau1.2">
          <table:table-cell table:style-name="Tableau1.A1" office:value-type="string">
            <text:p text:style-name="P23">L<text:span text:style-name="T42">oisire</text:span></text:p>
            <text:p text:style-name="P18"><text:span text:style-name="T1">Theatre : </text:span>menbre de la compagnie « Mandragor »participation à des festivals et à des représentations théâtrales de 2006 à 2016.</text:p>
            <text:p text:style-name="P20"/>
            <text:p text:style-name="P20"/>
          </table:table-cell>
          <table:table-cell table:style-name="Tableau1.A1" office:value-type="string">
            <text:p text:style-name="P5"><text:span text:style-name="T33">Expérience</text:span> Informatique</text:p>
            <text:p text:style-name="P19">201<text:span text:style-name="T34">8</text:span> <text:span text:style-name="T32">Août</text:span> <text:s text:c="21"/><text:span text:style-name="T3">Assistante administrative </text:span><text:span text:style-name="T12"><text:s text:c="67"/></text:span></text:p>
            <text:p text:style-name="P19"><text:span text:style-name="T12"><text:s text:c="40"/>Crédit Foncier <text:s text:c="4"/></text:span></text:p>
            <text:list xml:id="list1316113554" text:style-name="L3">
              <text:list-item>
                <text:p text:style-name="P16">Mise à Jour des dossier du service Mise En Place</text:p>
              </text:list-item>
              <text:list-item>
                <text:p text:style-name="P22"><text:span text:style-name="T14">C</text:span><text:span text:style-name="T13">onstitution de demande d’expertise</text:span></text:p>
                <text:p text:style-name="P22"><text:span text:style-name="T13"/></text:p>
              </text:list-item>
            </text:list>
            <text:p text:style-name="P9">2018 Juin <text:s text:c="20"/><text:span text:style-name="T1">Stage </text:span><text:span text:style-name="T4">d’enseignement</text:span></text:p>
            <text:p text:style-name="P10">Montpellier </text:p>
            <text:list xml:id="list2572817095" text:style-name="L4">
              <text:list-item>
                <text:p text:style-name="P17">Assistance et support techniques des enseignants </text:p>
              </text:list-item>
              <text:list-item>
                <text:p text:style-name="P17">Mise en place d’art informatique</text:p>
              </text:list-item>
            </text:list>
            <text:p text:style-name="P10"><text:s text:c="9"/></text:p>
          </table:table-cell>
        </table:table-row>
        <text:soft-page-break/>
        <table:table-row table:style-name="Tableau1.4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2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serif" svg:font-family="serif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44:43.961480128</meta:creation-date>
    <dc:date>2019-10-08T14:51:24.071281209</dc:date>
    <meta:editing-duration>PT1H52M1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56" meta:word-count="314" meta:character-count="2482" meta:non-whitespace-character-count="1784"/>
  </office:meta>
</office:document-meta>
</file>